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9e65" officeooo:paragraph-rsid="001b2c6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89e65" officeooo:paragraph-rsid="00189e65" style:font-weight-asian="bold" style:font-weight-complex="bold"/>
    </style:style>
    <style:style style:name="P4" style:family="paragraph" style:parent-style-name="Standard">
      <style:text-properties fo:font-weight="bold" officeooo:rsid="00189e65" officeooo:paragraph-rsid="001dfd33" style:font-weight-asian="bold" style:font-weight-complex="bold"/>
    </style:style>
    <style:style style:name="P5" style:family="paragraph" style:parent-style-name="Standard">
      <style:text-properties fo:font-weight="bold" officeooo:rsid="001dcfed" officeooo:paragraph-rsid="001dcfed" style:font-weight-asian="bold" style:font-weight-complex="bold"/>
    </style:style>
    <style:style style:name="P6" style:family="paragraph" style:parent-style-name="Standard">
      <style:text-properties fo:font-weight="bold" officeooo:rsid="001dcfed" officeooo:paragraph-rsid="001dfd33" style:font-weight-asian="bold" style:font-weight-complex="bold"/>
    </style:style>
    <style:style style:name="P7" style:family="paragraph" style:parent-style-name="Standard">
      <style:text-properties fo:font-weight="bold" officeooo:rsid="001fcd3a" officeooo:paragraph-rsid="00250bd5" style:font-weight-asian="bold" style:font-weight-complex="bold"/>
    </style:style>
    <style:style style:name="P8" style:family="paragraph" style:parent-style-name="Standard">
      <style:text-properties fo:font-weight="normal" officeooo:rsid="001c5553" officeooo:paragraph-rsid="001c5553" style:font-weight-asian="normal" style:font-weight-complex="normal"/>
    </style:style>
    <style:style style:name="P9" style:family="paragraph" style:parent-style-name="Standard">
      <style:text-properties fo:font-weight="normal" officeooo:rsid="001dcfed" officeooo:paragraph-rsid="001dcfed" style:font-weight-asian="normal" style:font-weight-complex="normal"/>
    </style:style>
    <style:style style:name="P10" style:family="paragraph" style:parent-style-name="Standard">
      <style:text-properties fo:font-weight="normal" officeooo:rsid="001fcd3a" officeooo:paragraph-rsid="001fcd3a" style:font-weight-asian="normal" style:font-weight-complex="normal"/>
    </style:style>
    <style:style style:name="P11" style:family="paragraph" style:parent-style-name="Standard">
      <style:text-properties fo:font-weight="normal" officeooo:rsid="00210702" officeooo:paragraph-rsid="00210702" style:font-weight-asian="normal" style:font-weight-complex="normal"/>
    </style:style>
    <style:style style:name="P12" style:family="paragraph" style:parent-style-name="Standard">
      <style:text-properties fo:font-weight="normal" officeooo:rsid="0022a974" officeooo:paragraph-rsid="0022a974" style:font-weight-asian="normal" style:font-weight-complex="normal"/>
    </style:style>
    <style:style style:name="P13" style:family="paragraph" style:parent-style-name="Standard">
      <style:text-properties fo:font-weight="normal" officeooo:rsid="00250bd5" officeooo:paragraph-rsid="00250bd5" style:font-weight-asian="normal" style:font-weight-complex="normal"/>
    </style:style>
    <style:style style:name="P14" style:family="paragraph" style:parent-style-name="Standard">
      <style:text-properties fo:font-weight="normal" officeooo:rsid="0026874a" officeooo:paragraph-rsid="0026874a" style:font-weight-asian="normal" style:font-weight-complex="normal"/>
    </style:style>
    <style:style style:name="P15" style:family="paragraph" style:parent-style-name="Standard">
      <style:text-properties officeooo:rsid="0019de49"/>
    </style:style>
    <style:style style:name="P16" style:family="paragraph" style:parent-style-name="Standard">
      <style:text-properties officeooo:rsid="001b2c6d" officeooo:paragraph-rsid="001b2c6d"/>
    </style:style>
    <style:style style:name="T1" style:family="text">
      <style:text-properties style:font-name="sans-serif" fo:font-size="9.64999961853027pt"/>
    </style:style>
    <style:style style:name="T2" style:family="text">
      <style:text-properties style:font-name="sans-serif" fo:font-size="9.64999961853027pt" fo:font-weight="bold" style:font-weight-asian="bold" style:font-weight-complex="bold"/>
    </style:style>
    <style:style style:name="T3" style:family="text">
      <style:text-properties style:font-name="sans-serif" fo:font-size="9.64999961853027pt" officeooo:rsid="001dcfed"/>
    </style:style>
    <style:style style:name="T4" style:family="text">
      <style:text-properties style:font-name="sans-serif" fo:font-size="9.64999961853027pt" officeooo:rsid="00210702"/>
    </style:style>
    <style:style style:name="T5" style:family="text">
      <style:text-properties style:font-name="sans-serif" fo:font-size="9.64999961853027pt" officeooo:rsid="0023a879"/>
    </style:style>
    <style:style style:name="T6" style:family="text">
      <style:text-properties style:font-name="sans-serif" fo:font-size="9.64999961853027pt" officeooo:rsid="0026874a"/>
    </style:style>
    <style:style style:name="T7" style:family="text">
      <style:text-properties style:font-name="sans-serif" fo:font-size="9.64999961853027pt" officeooo:rsid="00290927"/>
    </style:style>
    <style:style style:name="T8" style:family="text">
      <style:text-properties officeooo:rsid="001b2c6d"/>
    </style:style>
    <style:style style:name="T9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2">Lisätään asiakkaalle xx uusi työkohde <text:span text:style-name="T8">(tunnetaan siis nimi)</text:span></text:p>
      <text:p text:style-name="P15"/>
      <text:p text:style-name="P16"/>
      <text:p text:style-name="P16">Lue AsiakasID <text:span text:style-name="T9">taulusta</text:span> Asiakas/nimi</text:p>
      <text:p text:style-name="P16">Talleta ProjektiID,AsiakasID,Tila,Projektihinta,KohteenOsoite <text:span text:style-name="T9">tauluun</text:span> Työprojekti</text:p>
      <text:p text:style-name="P16"/>
      <text:p text:style-name="P1"/>
      <text:p text:style-name="P3"><text:span text:style-name="T1">T2: Tallennetaan</text:span> <text:span text:style-name="T1">työkohteeseen liittyvät tuntityöt ja</text:span> <text:span text:style-name="T1">käytetyistä</text:span> <text:span text:style-name="T1">tarvikkeista</text:span> <text:span text:style-name="T1">tiedot päivän päätteeksi</text:span></text:p>
      <text:p text:style-name="P3"><text:span text:style-name="T1"/></text:p>
      <text:p text:style-name="P8"><text:span text:style-name="T1">Lue tunnit(</text:span><text:span text:style-name="T3">T</text:span><text:span text:style-name="T1">untimaara) </text:span><text:span text:style-name="T2">taulusta</text:span><text:span text:style-name="T1"> Työt/Tyosuoritus</text:span></text:p>
      <text:p text:style-name="P8"><text:span text:style-name="T1">Lue luettelo(TarvikeID,KplMäärä) </text:span><text:span text:style-name="T2">taulusta</text:span><text:span text:style-name="T1"> Työt/Tarvikeluettelo</text:span></text:p>
      <text:p text:style-name="P8"><text:span text:style-name="T1">tunnit := tunnit + uudet_tunnit</text:span></text:p>
      <text:p text:style-name="P8"><text:span text:style-name="T1">(jokaiselle eri tarvikkeelle) luettelo = luettelo + uudet_tarvikkeet</text:span></text:p>
      <text:p text:style-name="P9"><text:span text:style-name="T1">Talleta tunnit tauluun Ty</text:span><text:span text:style-name="T4">o</text:span><text:span text:style-name="T1">t/Tyosuoritus</text:span></text:p>
      <text:p text:style-name="P9"><text:span text:style-name="T1">Talleta luettelo tauluun Ty</text:span><text:span text:style-name="T4">o</text:span><text:span text:style-name="T1">t/tarvikeluettelo</text:span></text:p>
      <text:p text:style-name="P9"><text:span text:style-name="T1"/></text:p>
      <text:p text:style-name="P9"><text:span text:style-name="T1"/></text:p>
      <text:p text:style-name="P5"><text:span text:style-name="T1">// T3: Muodosta muistutuslasku laskuista, joita ei ole maksettu ja joiden eräpäivä umpeutunut, ja joista ei ole aiemmin lähetetty muistutuslaskua.</text:span></text:p>
      <text:p text:style-name="P5"><text:span text:style-name="T1"/></text:p>
      <text:p text:style-name="P5"><text:span text:style-name="T1"/></text:p>
      <text:p text:style-name="P6"><text:span text:style-name="T1">R1: Muodosta hinta-arvio kohteeseen x, joka sisältää suunnittelua 3 tuntia, asennustyötä 12 tuntia, 3 metriä sähköjohtoa sekä yhden pistorasian</text:span></text:p>
      <text:p text:style-name="P6"><text:span text:style-name="T1"/></text:p>
      <text:p text:style-name="P10"><text:span text:style-name="T1">Haetaan ProjektiID-</text:span><text:span text:style-name="T4">avaimen</text:span><text:span text:style-name="T1"> perusteella “Ty</text:span><text:span text:style-name="T4">o</text:span><text:span text:style-name="T1">t”-taulusta </text:span><text:span text:style-name="T4">kaikki kohdat.</text:span></text:p>
      <text:p text:style-name="P11"><text:span text:style-name="T1">Otetaan löytyneistä ne “Tyosuoritus”-taulussa olevat kohdat, ja </text:span><text:span text:style-name="T5">haetaan suunnittelu ja asennustyön hinnat.</text:span></text:p>
      <text:p text:style-name="P12"><text:span text:style-name="T1">Samoista “Tyot”-taulun </text:span><text:span text:style-name="T5">löytyneistä etsitään myös “Tarvikeluettelo”-taulut, ja sieltä etsitään nimen perusteella tarvikkeiden ID:t ja hinnat. Palataan tarvikeluetteloon ja lasketaan tarvikeluettelossa oleva KplMäärä*Myyntihinta.</text:span></text:p>
      <text:p text:style-name="P12"><text:span text:style-name="T5"/></text:p>
      <text:p text:style-name="P7"><text:span text:style-name="T1">R2: Tuntityölasku</text:span> <text:span text:style-name="T1">tarvittavine</text:span> <text:span text:style-name="T1">tietoineen</text:span></text:p>
      <text:p text:style-name="P7"><text:span text:style-name="T1">-asiakastiedot (kohteen osoite voi olla eri kuin asiakkaan osoite)</text:span></text:p>
      <text:p text:style-name="P7"><text:span text:style-name="T1">-tarvikkeet (vähintään 2 erityyppistä)</text:span></text:p>
      <text:p text:style-name="P7"><text:span text:style-name="T1">-tuntierittely</text:span> <text:span text:style-name="T1">(vähintään 2 erityyppistä)</text:span></text:p>
      <text:p text:style-name="P7"><text:span text:style-name="T1">-kokonaissumma</text:span></text:p>
      <text:p text:style-name="P7"><text:span text:style-name="T1">-kotitalousvähennyskelpoisuus</text:span></text:p>
      <text:p text:style-name="P6"><text:span text:style-name="T1"/></text:p>
      <text:p text:style-name="P6"><text:span text:style-name="T1"/></text:p>
      <text:p text:style-name="P13"><text:span text:style-name="T1">Asiakastiedot: Kaikki “Asiakas”-taulun tiedot henkilön nimen perusteella. Työprojektista kohteenOsoite AsiakasID perusteella.</text:span></text:p>
      <text:p text:style-name="P13"><text:span text:style-name="T1"/></text:p>
      <text:p text:style-name="P13"><text:span text:style-name="T1">Tarvikkeet: “Työt”-taulusta ProjektiID-avaimen perusteella otetaan “Tarvikeluettelo”, josta palautetaan kaikki arvot. Laskuun tulee tarvikkeiden kappalemäärät, sekä kullekkin kohdalle haetaan myös tarvikkeen myyntihinta. </text:span><text:span text:style-name="T6">Näistä lasketaan jokaiselle tavaralle kokonaishinta</text:span></text:p>
      <text:p text:style-name="P13"><text:span text:style-name="T1"/></text:p>
      <text:p text:style-name="P13"><text:span text:style-name="T1">Tuntierittely </text:span><text:span text:style-name="T7">&amp; Kotitalousvähennys</text:span><text:span text:style-name="T1">: “Työt”-taulusta ProjektiID-avaimen perusteella haetaan kaikki “Tyosuoritus”-taulun tulokset. Näistä otetaan tuntimaara ja kokonaishinta laskuun. </text:span><text:span text:style-name="T7">Lasketaan kokonaishinnoista mahdollinen kotitalousvähennys, (Kokonaishinta * kotitalousvähennys) ja eritellään se erikseen laskuun. Jos vähennettävää ei ole, on kotitalousvähennys 0%</text:span></text:p>
      <text:p text:style-name="P13"><text:span text:style-name="T1"/></text:p>
      <text:p text:style-name="P13"><text:span text:style-name="T1">Kokonaissumma: Yhdistetään </text:span><text:span text:style-name="T6">tarvikkeiden kokonaishinta &amp; tuntien kokonaishinnat.</text:span></text:p>
      <text:p text:style-name="P13"><text:span text:style-name="T6"/></text:p>
      <text:p text:style-name="P14"><text:span text:style-name="T6"/></text:p>
      <text:p text:style-name="P13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21:03:49.914681063</meta:creation-date>
    <dc:date>2019-03-01T23:07:05.721575014</dc:date>
    <meta:editing-duration>PT56M58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237" meta:character-count="2330" meta:non-whitespace-character-count="2118"/>
  </office:meta>
</office:document-meta>
</file>